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3.2929in"/>
    </style:style>
    <style:style style:name="co3" style:family="table-column">
      <style:table-column-properties fo:break-before="auto" style:column-width="2.3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ges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1]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ges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2]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ges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3]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ges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4]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string">
            <text:p>gbsv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single/sgb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5]"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gbsv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double/dgb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6]"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gbsv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complex/cgb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7]"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gbsv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complex16/zgb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8]"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string">
            <text:p>gtsv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gt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9]" office:value-type="float" office:value="9">
            <text:p>9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gtsv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gt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10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string">
            <text:p>gtsv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gt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11]" office:value-type="float" office:value="11">
            <text:p>11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z</text:p>
          </table:table-cell>
          <table:table-cell office:value-type="string">
            <text:p>gtsv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gt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12]"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office:value-type="string">
            <text:p>hesv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13]"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z</text:p>
          </table:table-cell>
          <table:table-cell office:value-type="string">
            <text:p>hesv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14]" office:value-type="float" office:value="14">
            <text:p>14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string">
            <text:p>hpsv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15]" office:value-type="float" office:value="15">
            <text:p>15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z</text:p>
          </table:table-cell>
          <table:table-cell office:value-type="string">
            <text:p>hpsv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16]" office:value-type="float" office:value="16">
            <text:p>16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</text:p>
          </table:table-cell>
          <table:table-cell office:value-type="string">
            <text:p>posv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single/spo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17]" office:value-type="float" office:value="17">
            <text:p>17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</text:p>
          </table:table-cell>
          <table:table-cell office:value-type="string">
            <text:p>posv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double/dpo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18]" office:value-type="float" office:value="18">
            <text:p>18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posv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complex/cpo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19]" office:value-type="float" office:value="19">
            <text:p>19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z</text:p>
          </table:table-cell>
          <table:table-cell office:value-type="string">
            <text:p>posv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complex16/zpo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20]"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</text:p>
          </table:table-cell>
          <table:table-cell office:value-type="string">
            <text:p>pbsv</text:p>
          </table:table-cell>
          <table:table-cell office:value-type="string">
            <text:p>SPD</text:p>
          </table:table-cell>
          <table:table-cell office:value-type="string">
            <text:p>banded</text:p>
          </table:table-cell>
          <table:table-cell office:value-type="string">
            <text:p>http://www.netlib.org/lapack/single/spb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21]" office:value-type="float" office:value="21">
            <text:p>21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</text:p>
          </table:table-cell>
          <table:table-cell office:value-type="string">
            <text:p>pbsv</text:p>
          </table:table-cell>
          <table:table-cell office:value-type="string">
            <text:p>SPD</text:p>
          </table:table-cell>
          <table:table-cell office:value-type="string">
            <text:p>banded</text:p>
          </table:table-cell>
          <table:table-cell office:value-type="string">
            <text:p>http://www.netlib.org/lapack/double/dpb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22]" office:value-type="float" office:value="22">
            <text:p>22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</text:p>
          </table:table-cell>
          <table:table-cell office:value-type="string">
            <text:p>pbsv</text:p>
          </table:table-cell>
          <table:table-cell office:value-type="string">
            <text:p>SPD</text:p>
          </table:table-cell>
          <table:table-cell office:value-type="string">
            <text:p>banded</text:p>
          </table:table-cell>
          <table:table-cell office:value-type="string">
            <text:p>http://www.netlib.org/lapack/complex/cpb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23]" office:value-type="float" office:value="23">
            <text:p>23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z</text:p>
          </table:table-cell>
          <table:table-cell office:value-type="string">
            <text:p>pbsv</text:p>
          </table:table-cell>
          <table:table-cell office:value-type="string">
            <text:p>SPD</text:p>
          </table:table-cell>
          <table:table-cell office:value-type="string">
            <text:p>banded</text:p>
          </table:table-cell>
          <table:table-cell office:value-type="string">
            <text:p>http://www.netlib.org/lapack/complex16/zpb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24]"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</text:p>
          </table:table-cell>
          <table:table-cell office:value-type="string">
            <text:p>ppsv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single/sp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25]" office:value-type="float" office:value="25">
            <text:p>25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</text:p>
          </table:table-cell>
          <table:table-cell office:value-type="string">
            <text:p>ppsv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double/dp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26]" office:value-type="float" office:value="26">
            <text:p>26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office:value-type="string">
            <text:p>ppsv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complex/cp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27]" office:value-type="float" office:value="27">
            <text:p>27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z</text:p>
          </table:table-cell>
          <table:table-cell office:value-type="string">
            <text:p>ppsv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complex16/zp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28]" office:value-type="float" office:value="28">
            <text:p>28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</text:p>
          </table:table-cell>
          <table:table-cell office:value-type="string">
            <text:p>ptsv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pt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29]" office:value-type="float" office:value="29">
            <text:p>29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</text:p>
          </table:table-cell>
          <table:table-cell office:value-type="string">
            <text:p>ptsv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pt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30]" office:value-type="float" office:value="30">
            <text:p>30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</text:p>
          </table:table-cell>
          <table:table-cell office:value-type="string">
            <text:p>ptsv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pt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31]" office:value-type="float" office:value="31">
            <text:p>31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z</text:p>
          </table:table-cell>
          <table:table-cell office:value-type="string">
            <text:p>ptsv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pt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32]" office:value-type="float" office:value="32">
            <text:p>32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</text:p>
          </table:table-cell>
          <table:table-cell office:value-type="string">
            <text:p>sys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33]" office:value-type="float" office:value="33">
            <text:p>33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</text:p>
          </table:table-cell>
          <table:table-cell office:value-type="string">
            <text:p>sys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34]" office:value-type="float" office:value="34">
            <text:p>34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</text:p>
          </table:table-cell>
          <table:table-cell office:value-type="string">
            <text:p>sys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/csy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35]" office:value-type="float" office:value="35">
            <text:p>35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z</text:p>
          </table:table-cell>
          <table:table-cell office:value-type="string">
            <text:p>sys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16/zsy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36]" office:value-type="float" office:value="36">
            <text:p>36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</text:p>
          </table:table-cell>
          <table:table-cell office:value-type="string">
            <text:p>sps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37]" office:value-type="float" office:value="37">
            <text:p>37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d</text:p>
          </table:table-cell>
          <table:table-cell office:value-type="string">
            <text:p>sps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38]" office:value-type="float" office:value="38">
            <text:p>38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office:value-type="string">
            <text:p>sps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/cs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39]" office:value-type="float" office:value="39">
            <text:p>39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z</text:p>
          </table:table-cell>
          <table:table-cell office:value-type="string">
            <text:p>sps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16/zs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40]"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41]" office:value-type="float" office:value="41">
            <text:p>41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42]" office:value-type="float" office:value="42">
            <text:p>42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43]" office:value-type="float" office:value="43">
            <text:p>43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z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44]" office:value-type="float" office:value="44">
            <text:p>44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single/sgb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45]" office:value-type="float" office:value="45">
            <text:p>45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d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double/dgb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46]" office:value-type="float" office:value="46">
            <text:p>46</text:p>
          </table:table-cell>
          <table:table-cell table:number-columns-repeated="101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complex/cgb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47]" office:value-type="float" office:value="47">
            <text:p>47</text:p>
          </table:table-cell>
          <table:table-cell table:number-columns-repeated="101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z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complex16/zgb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48]" office:value-type="float" office:value="48">
            <text:p>48</text:p>
          </table:table-cell>
          <table:table-cell table:number-columns-repeated="1015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gt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49]" office:value-type="float" office:value="49">
            <text:p>49</text:p>
          </table:table-cell>
          <table:table-cell table:number-columns-repeated="1015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d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gt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50]"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gt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51]" office:value-type="float" office:value="51">
            <text:p>51</text:p>
          </table:table-cell>
          <table:table-cell table:number-columns-repeated="101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z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gt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52]" office:value-type="float" office:value="52">
            <text:p>52</text:p>
          </table:table-cell>
          <table:table-cell table:number-columns-repeated="101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</text:p>
          </table:table-cell>
          <table:table-cell office:value-type="string">
            <text:p>hesvx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53]" office:value-type="float" office:value="53">
            <text:p>53</text:p>
          </table:table-cell>
          <table:table-cell table:number-columns-repeated="1015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z</text:p>
          </table:table-cell>
          <table:table-cell office:value-type="string">
            <text:p>hesvx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54]" office:value-type="float" office:value="54">
            <text:p>54</text:p>
          </table:table-cell>
          <table:table-cell table:number-columns-repeated="1015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</text:p>
          </table:table-cell>
          <table:table-cell office:value-type="string">
            <text:p>hpsvx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55]" office:value-type="float" office:value="55">
            <text:p>55</text:p>
          </table:table-cell>
          <table:table-cell table:number-columns-repeated="1015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z</text:p>
          </table:table-cell>
          <table:table-cell office:value-type="string">
            <text:p>hpsvx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56]" office:value-type="float" office:value="56">
            <text:p>56</text:p>
          </table:table-cell>
          <table:table-cell table:number-columns-repeated="1015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</text:p>
          </table:table-cell>
          <table:table-cell office:value-type="string">
            <text:p>posvx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single/spo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57]"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d</text:p>
          </table:table-cell>
          <table:table-cell office:value-type="string">
            <text:p>posvx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double/dpo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58]" office:value-type="float" office:value="58">
            <text:p>58</text:p>
          </table:table-cell>
          <table:table-cell table:number-columns-repeated="1015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c</text:p>
          </table:table-cell>
          <table:table-cell office:value-type="string">
            <text:p>posvx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complex/cpo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59]" office:value-type="float" office:value="59">
            <text:p>59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z</text:p>
          </table:table-cell>
          <table:table-cell office:value-type="string">
            <text:p>posvx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complex16/zpo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60]" office:value-type="float" office:value="60">
            <text:p>60</text:p>
          </table:table-cell>
          <table:table-cell table:number-columns-repeated="1015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</text:p>
          </table:table-cell>
          <table:table-cell office:value-type="string">
            <text:p>pbsvx</text:p>
          </table:table-cell>
          <table:table-cell office:value-type="string">
            <text:p>SPD</text:p>
          </table:table-cell>
          <table:table-cell office:value-type="string">
            <text:p>banded</text:p>
          </table:table-cell>
          <table:table-cell office:value-type="string">
            <text:p>http://www.netlib.org/lapack/single/spb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61]" office:value-type="float" office:value="61">
            <text:p>61</text:p>
          </table:table-cell>
          <table:table-cell table:number-columns-repeated="1015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d</text:p>
          </table:table-cell>
          <table:table-cell office:value-type="string">
            <text:p>pbsvx</text:p>
          </table:table-cell>
          <table:table-cell office:value-type="string">
            <text:p>SPD</text:p>
          </table:table-cell>
          <table:table-cell office:value-type="string">
            <text:p>banded</text:p>
          </table:table-cell>
          <table:table-cell office:value-type="string">
            <text:p>http://www.netlib.org/lapack/double/dpb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62]" office:value-type="float" office:value="62">
            <text:p>62</text:p>
          </table:table-cell>
          <table:table-cell table:number-columns-repeated="1015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</text:p>
          </table:table-cell>
          <table:table-cell office:value-type="string">
            <text:p>pbsvx</text:p>
          </table:table-cell>
          <table:table-cell office:value-type="string">
            <text:p>SPD</text:p>
          </table:table-cell>
          <table:table-cell office:value-type="string">
            <text:p>banded</text:p>
          </table:table-cell>
          <table:table-cell office:value-type="string">
            <text:p>http://www.netlib.org/lapack/complex/cpb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63]" office:value-type="float" office:value="63">
            <text:p>63</text:p>
          </table:table-cell>
          <table:table-cell table:number-columns-repeated="101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z</text:p>
          </table:table-cell>
          <table:table-cell office:value-type="string">
            <text:p>pbsvx</text:p>
          </table:table-cell>
          <table:table-cell office:value-type="string">
            <text:p>SPD</text:p>
          </table:table-cell>
          <table:table-cell office:value-type="string">
            <text:p>banded</text:p>
          </table:table-cell>
          <table:table-cell office:value-type="string">
            <text:p>http://www.netlib.org/lapack/complex16/zpb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64]" office:value-type="float" office:value="64">
            <text:p>64</text:p>
          </table:table-cell>
          <table:table-cell table:number-columns-repeated="1015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</text:p>
          </table:table-cell>
          <table:table-cell office:value-type="string">
            <text:p>ppsvx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single/sp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65]" office:value-type="float" office:value="65">
            <text:p>65</text:p>
          </table:table-cell>
          <table:table-cell table:number-columns-repeated="1015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</text:p>
          </table:table-cell>
          <table:table-cell office:value-type="string">
            <text:p>ppsvx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double/dp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66]" office:value-type="float" office:value="66">
            <text:p>66</text:p>
          </table:table-cell>
          <table:table-cell table:number-columns-repeated="1015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</text:p>
          </table:table-cell>
          <table:table-cell office:value-type="string">
            <text:p>ppsvx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complex/cp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67]" office:value-type="float" office:value="67">
            <text:p>67</text:p>
          </table:table-cell>
          <table:table-cell table:number-columns-repeated="1015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z</text:p>
          </table:table-cell>
          <table:table-cell office:value-type="string">
            <text:p>ppsvx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complex16/zp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68]" office:value-type="float" office:value="68">
            <text:p>68</text:p>
          </table:table-cell>
          <table:table-cell table:number-columns-repeated="1015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</text:p>
          </table:table-cell>
          <table:table-cell office:value-type="string">
            <text:p>ptsvx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pt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69]" office:value-type="float" office:value="69">
            <text:p>69</text:p>
          </table:table-cell>
          <table:table-cell table:number-columns-repeated="1015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d</text:p>
          </table:table-cell>
          <table:table-cell office:value-type="string">
            <text:p>ptsvx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pt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70]" office:value-type="float" office:value="70">
            <text:p>70</text:p>
          </table:table-cell>
          <table:table-cell table:number-columns-repeated="1015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</text:p>
          </table:table-cell>
          <table:table-cell office:value-type="string">
            <text:p>ptsvx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pt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71]" office:value-type="float" office:value="71">
            <text:p>71</text:p>
          </table:table-cell>
          <table:table-cell table:number-columns-repeated="1015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z</text:p>
          </table:table-cell>
          <table:table-cell office:value-type="string">
            <text:p>ptsvx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pt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72]" office:value-type="float" office:value="72">
            <text:p>72</text:p>
          </table:table-cell>
          <table:table-cell table:number-columns-repeated="1015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</text:p>
          </table:table-cell>
          <table:table-cell office:value-type="string">
            <text:p>sys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73]" office:value-type="float" office:value="73">
            <text:p>73</text:p>
          </table:table-cell>
          <table:table-cell table:number-columns-repeated="1015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d</text:p>
          </table:table-cell>
          <table:table-cell office:value-type="string">
            <text:p>sys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74]" office:value-type="float" office:value="74">
            <text:p>74</text:p>
          </table:table-cell>
          <table:table-cell table:number-columns-repeated="1015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c</text:p>
          </table:table-cell>
          <table:table-cell office:value-type="string">
            <text:p>sys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/csy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75]" office:value-type="float" office:value="75">
            <text:p>75</text:p>
          </table:table-cell>
          <table:table-cell table:number-columns-repeated="1015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z</text:p>
          </table:table-cell>
          <table:table-cell office:value-type="string">
            <text:p>sys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16/zsy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76]" office:value-type="float" office:value="76">
            <text:p>76</text:p>
          </table:table-cell>
          <table:table-cell table:number-columns-repeated="1015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</text:p>
          </table:table-cell>
          <table:table-cell office:value-type="string">
            <text:p>sps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77]" office:value-type="float" office:value="77">
            <text:p>77</text:p>
          </table:table-cell>
          <table:table-cell table:number-columns-repeated="1015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d</text:p>
          </table:table-cell>
          <table:table-cell office:value-type="string">
            <text:p>sps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78]" office:value-type="float" office:value="78">
            <text:p>78</text:p>
          </table:table-cell>
          <table:table-cell table:number-columns-repeated="1015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</text:p>
          </table:table-cell>
          <table:table-cell office:value-type="string">
            <text:p>sps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/cs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79]"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z</text:p>
          </table:table-cell>
          <table:table-cell office:value-type="string">
            <text:p>sps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16/zs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80]" office:value-type="float" office:value="80">
            <text:p>80</text:p>
          </table:table-cell>
          <table:table-cell table:number-columns-repeated="1015"/>
        </table:table-row>
      </table:table>
      <table:database-ranges>
        <table:database-range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05/09/2011</text:date>, <text:time>13:3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05-09T13:33:50</dc:date>
    <dc:creator>Sa-Lin Bernstein</dc:creator>
    <meta:editing-duration>PT00H06M59S</meta:editing-duration>
    <meta:editing-cycles>5</meta:editing-cycles>
    <meta:document-statistic meta:table-count="1" meta:cell-count="720" meta:object-count="0"/>
  </office:meta>
</office:document-meta>
</file>